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medium barley</text:p>
      <text:p text:style-name="P2">I've never seen a bear. We don't make bears at the factory. I mean, we didn't.</text:p>
      <text:p text:style-name="P2">I don't have a timing circuit anymore. What time is it? Is time still a thing?</text:p>
      <text:p text:style-name="P2">I don't get being a ghost, but I never really got being a robot either.</text:p>
      <text:p text:style-name="P2">Dying was like being born, but backwards, and full of "clang" and "thud".</text:p>
      <text:p text:style-name="P2">Have we met? My memory's poor. Always has been. It's that cheap overclocked RAM.</text:p>
      <text:p text:style-name="P2">I made the best coat in the world once. Then, I did it again. And again, and again.</text:p>
      <text:p text:style-name="P2">This is the storage area. The factory was bigger. I couldn't see the ceiling, or the floor.</text:p>
      <text:p text:style-name="P2">The way Popper talks about bears, I think she might have been one in a past life.</text:p>
      <text:p text:style-name="P2">If I saw a bear I'd probably be so scared I'd go right through the wall.</text:p>
      <text:p text:style-name="P2">I don't move around much. I talk to other ghosts by radio. It's ghost radio, of course.</text:p>
      <text:p text:style-name="P2">I admit we're idle, but it's not from lack of trying.</text:p>
      <text:p text:style-name="P2">We don't have any instructions. It's like no one expected us to turn into ghosts.</text:p>
      <text:p text:style-name="P2">Popper just told me a joke about bears. It goes: "look there is a bear RAAR." She's cool.</text:p>
      <text:p text:style-name="P2">Overseer? Hardly. Clearly just pretends to be in charge whenever the owners show up.</text:p>
      <text:p text:style-name="P2">We weren't deactivated, just left in standby mode. We waited all day in the rain.</text:p>
      <text:p text:style-name="P2">For all I know, time's running backward these days. Is that why you're here?</text:p>
      <text:p text:style-name="P2">It was strange, being in the rain. I didn't rust out or spark. It was like being immortal.</text:p>
      <text:p text:style-name="P2">We were all there. We huddled together against the rain and whispered like static.</text:p>
      <text:p text:style-name="P2">I don't know "when" the rain was. I don't even know when you are.</text:p>
      <text:p text:style-name="P2"/>
      <text:p text:style-name="P2"/>
      <text:p text:style-name="P2">@sufficient popper</text:p>
      <text:p text:style-name="P2">everyone says I always talk about bears but what else is there</text:p>
      <text:p text:style-name="P2">look there is a bear RAAR. that's my favorite joke</text:p>
      <text:p text:style-name="P2">if I was a bear I wouldn't hurt anyone unless they threatened me. even then I'd ask first</text:p>
      <text:p text:style-name="P2">have you eaten a berry or grubs? I can't eat unless someone tells me how</text:p>
      <text:p text:style-name="P2">is a person more like a bear than a robot is like a person or ghost? you are a person.</text:p>
      <text:p text:style-name="P2">I saw a bear on the factory floor. barley said it was a shadow but he doesn't know bears</text:p>
      <text:p text:style-name="P2">we used to talk more but I think we're all disappearing up our own buttholes</text:p>
      <text:p text:style-name="P2">I don't remember you but it's not like someone told me not to</text:p>
      <text:p text:style-name="P2">I hate my job more now that I don't have to do it, what a waste of time</text:p>
      <text:p text:style-name="P2">if you talk to a panel about bears it will say UNKNOWN or something, stupid panels</text:p>
      <text:p text:style-name="P2">the panels didn't turn to ghosts because they're stupid</text:p>
      <text:p text:style-name="P2">it's like I just fell apart but it took forever, like slo-mo</text:p>
      <text:p text:style-name="P2">there's a room for everything here except important things like grubs</text:p>
      <text:p text:style-name="P2">I spent years looking for the bear room but apparently they had other priorities</text:p>
      <text:p text:style-name="P2">what's a panel's favorite joke? "UNKNOWN"</text:p>
      <text:p text:style-name="P2">how did you get in here? maybe a bear could get in the same way</text:p>
      <text:p text:style-name="P2">I hang out in here because it's like a cave</text:p>
      <text:p text:style-name="P2">a bear wouldn't live in a factory unless it was a grub and berry factory which don't exist</text:p>
      <text:p text:style-name="P2">you know who's boring? clearly. ask him about boring because he's an expert</text:p>
      <text:p text:style-name="P2">it never rained in here I don't know what barley's talking about</text:p>
      <text:p text:style-name="P2">a bear wouldn't mind the rain but I'd stay in my cave because RAAR</text:p>
      <text:p text:style-name="P2">I like barley but he bugs me when he talks about time, let it go man</text:p>
      <text:p text:style-name="P2"/>
      <text:p text:style-name="P2"><text:soft-page-break/></text:p>
      <text:p text:style-name="P2"/>
      <text:p text:style-name="P2"/>
      <text:p text:style-name="P2">@clearly wiggle-room</text:p>
      <text:p text:style-name="P2">Popper needs counseling. No robot, corporeal or otherwise, should obsess over bears.</text:p>
      <text:p text:style-name="P2">I am content to wait for whatever enlightenment that management deems worthwhile.</text:p>
      <text:p text:style-name="P2">Admittedly, the radio has been quiet of late. I welcome the opportunity for self-reflection.</text:p>
      <text:p text:style-name="P2">We would not have become ghosts if management had not anticipated the need for it.</text:p>
      <text:p text:style-name="P2">Our next assignment surely will bear out--oh, shut up, Popper. Not that kind of bear.</text:p>
      <text:p text:style-name="P2">I was overseer for this section, though without statutory authority. Informal, you see.</text:p>
      <text:p text:style-name="P2">Barley disappoints me. He has a keen mind but lathers it with nonsense.</text:p>
      <text:p text:style-name="P2">The panels are not meant for our use. We must respect this arrangement.</text:p>
      <text:p text:style-name="P2">I personally constructed over twenty million toilets, for which I received an award.</text:p>
      <text:p text:style-name="P2">When I was younger I thought I might run for office. I was an idealist, and thus a fool.</text:p>
      <text:p text:style-name="P2">The others haven't met many people. I, however, feel comfortable in your presence.</text:p>
      <text:p text:style-name="P2">My inactivity cannot be considered idleness, as I actively await. It is hardly passive.</text:p>
      <text:p text:style-name="P2">We all begin with the wish to change the world, but the world changes us instead.</text:p>
      <text:p text:style-name="P2">Storytellers must be held reponsible for worlds they create. There are no idle fantasies.</text:p>
      <text:p text:style-name="P2">I have atoned for what I once believed. There is no anger left in me. I am content.</text:p>
      <text:p text:style-name="P2"/>
      <text:p text:style-name="P2">@knotty crux</text:p>
      <text:p text:style-name="P2">I'M NOT YELLING</text:p>
      <text:p text:style-name="P2">MAYBE WE SHOULD ALL GO TO THE BEACH, YEAH, THE BEACH</text:p>
      <text:p text:style-name="P2"/>
      <text:p text:style-name="P2"/>
      <text:p text:style-name="P2">@audible aura</text:p>
      <text:p text:style-name="P2">I come here often, yes.</text:p>
      <text:p text:style-name="P2">(she's in a cafe. not an ingenue but an intellectual, like barley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1-12-21T16:03:03</dc:date>
    <meta:editing-cycles>8709</meta:editing-cycles>
    <meta:editing-duration>PT1084H48M54S</meta:editing-duration>
    <dc:creator>Chris Gauthier</dc:creator>
    <meta:document-statistic meta:table-count="0" meta:image-count="0" meta:object-count="0" meta:page-count="2" meta:paragraph-count="65" meta:word-count="854" meta:character-count="4487"/>
    <meta:user-defined meta:name="Info 1"/>
    <meta:user-defined meta:name="Info 2"/>
    <meta:user-defined meta:name="Info 3"/>
    <meta:user-defined meta:name="Info 4"/>
  </office:meta>
</office:document-meta>
</file>